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694in" table:align="left"/>
    </style:style>
    <style:style style:name="Table1.A" style:family="table-column">
      <style:table-column-properties style:column-width="1.6646in"/>
    </style:style>
    <style:style style:name="Table1.B" style:family="table-column">
      <style:table-column-properties style:column-width="4.3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826in" table:align="left"/>
    </style:style>
    <style:style style:name="Table2.A" style:family="table-column">
      <style:table-column-properties style:column-width="2.584in"/>
    </style:style>
    <style:style style:name="Table2.B" style:family="table-column">
      <style:table-column-properties style:column-width="2.19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8972in" table:align="left"/>
    </style:style>
    <style:style style:name="Table3.A" style:family="table-column">
      <style:table-column-properties style:column-width="1.325in"/>
    </style:style>
    <style:style style:name="Table3.B" style:family="table-column">
      <style:table-column-properties style:column-width="2.572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Heading_20_3">
      <style:text-properties officeooo:paragraph-rsid="0007557f"/>
    </style:style>
    <style:style style:name="P7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cture 14: Dictionaries in Python</text:span></text:h>
      <text:h text:style-name="Heading_20_3" text:outline-level="3">Duration: 2 hours</text:h>
      <text:h text:style-name="Heading_20_3" text:outline-level="3">👨🏽‍🏫 Topic: <text:span text:style-name="Source_20_Text">Dictionaries: keys, values, mutability, iteration over a dict, examples</text:span></text:h>
      <text:p text:style-name="Horizontal_20_Line"/>
      <text:h text:style-name="Heading_20_2" text:outline-level="2">🧩 PART 1: Warm-Up &amp; Conceptual Foundations (15 min)</text:h>
      <text:h text:style-name="Heading_20_3" text:outline-level="3">1.1 💬 What is a Dictionary?</text:h>
      <text:list text:style-name="L1">
        <text:list-item>
          <text:p text:style-name="P1">A dictionary in Python is like a <text:span text:style-name="Strong_20_Emphasis">real-life dictionary</text:span>: it connects <text:span text:style-name="Strong_20_Emphasis">words (keys)</text:span> with <text:span text:style-name="Strong_20_Emphasis">definitions (values)</text:span>.</text:p>
        </text:list-item>
        <text:list-item>
          <text:p text:style-name="P1">In Python:</text:p>
        </text:list-item>
      </text:list>
      <text:p text:style-name="Preformatted_20_Text"/>
      <text:p text:style-name="P2"><text:span text:style-name="Source_20_Text">student = {</text:span></text:p>
      <text:p text:style-name="P3"><text:span text:style-name="Source_20_Text"><text:s text:c="2"/>"name": "Dennis",</text:span></text:p>
      <text:p text:style-name="P3"><text:span text:style-name="Source_20_Text"><text:s text:c="2"/>"age": 18,</text:span></text:p>
      <text:p text:style-name="P3"><text:span text:style-name="Source_20_Text"><text:s text:c="2"/>"grade": "A"</text:span></text:p>
      <text:p text:style-name="P4"><text:span text:style-name="Source_20_Text">}</text:span></text:p>
      <text:p text:style-name="Text_20_body">📌 A dictionary stores information using <text:span text:style-name="Strong_20_Emphasis">key-value pairs</text:span>.<text:line-break/>👉 Unlike lists (which use numbers), dictionaries use <text:span text:style-name="Strong_20_Emphasis">custom keys</text:span>.</text:p>
      <text:p text:style-name="Horizontal_20_Line"/>
      <text:h text:style-name="Heading_20_3" text:outline-level="3">1.2 🔥 Real-Life Examp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cenario</text:p>
            </table:table-cell>
            <table:table-cell table:style-name="Table1.A1" office:value-type="string">
              <text:p text:style-name="Table_20_Heading">Python Dictionary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Student Record</text:p>
          </table:table-cell>
          <table:table-cell table:style-name="Table1.A1" office:value-type="string">
            <text:p text:style-name="Table_20_Contents"><text:span text:style-name="Source_20_Text">{"name": "Dennis", "grade": "A"}</text:span></text:p>
          </table:table-cell>
        </table:table-row>
        <table:table-row>
          <table:table-cell table:style-name="Table1.A1" office:value-type="string">
            <text:p text:style-name="Table_20_Contents">Contacts in Your Phone</text:p>
          </table:table-cell>
          <table:table-cell table:style-name="Table1.A1" office:value-type="string">
            <text:p text:style-name="Table_20_Contents"><text:span text:style-name="Source_20_Text">{"Mom": "0722222222", "Dad": "0711111111"}</text:span></text:p>
          </table:table-cell>
        </table:table-row>
        <table:table-row>
          <table:table-cell table:style-name="Table1.A1" office:value-type="string">
            <text:p text:style-name="Table_20_Contents">Shopping Cart</text:p>
          </table:table-cell>
          <table:table-cell table:style-name="Table1.A1" office:value-type="string">
            <text:p text:style-name="Table_20_Contents"><text:span text:style-name="Source_20_Text">{"apple": 3, "milk": 2, "bread": 1}</text:span></text:p>
          </table:table-cell>
        </table:table-row>
        <table:table-row>
          <table:table-cell table:style-name="Table1.A1" office:value-type="string">
            <text:p text:style-name="Table_20_Contents">Game Inventory</text:p>
          </table:table-cell>
          <table:table-cell table:style-name="Table1.A1" office:value-type="string">
            <text:p text:style-name="Table_20_Contents"><text:span text:style-name="Source_20_Text">{"sword": 1, "shield": 1, "coins": 250}</text:span></text:p>
          </table:table-cell>
        </table:table-row>
      </table:table>
      <text:p text:style-name="Horizontal_20_Line"/>
      <text:h text:style-name="Heading_20_2" text:outline-level="2"><text:soft-page-break/>🛠️ PART 2: Dictionary Syntax &amp; Hands-On (20 min)</text:h>
      <text:h text:style-name="Heading_20_3" text:outline-level="3"/>
      <text:h text:style-name="Heading_20_3" text:outline-level="3"/>
      <text:h text:style-name="Heading_20_3" text:outline-level="3">2.1 ✍️ Creating Dictionaries</text:h>
      <text:p text:style-name="Preformatted_20_Text"/>
      <text:p text:style-name="P2"><text:span text:style-name="Source_20_Text"># Empty dictionary</text:span></text:p>
      <text:p text:style-name="P3"><text:span text:style-name="Source_20_Text">empty_dict = {}</text:span></text:p>
      <text:p text:style-name="P3"/>
      <text:p text:style-name="P3"><text:span text:style-name="Source_20_Text"># Dictionary with data</text:span></text:p>
      <text:p text:style-name="P4"><text:span text:style-name="Source_20_Text">student = {"name": "Alice", "age": 17}</text:span></text:p>
      <text:h text:style-name="Heading_20_3" text:outline-level="3">2.2 🔍 Accessing Values</text:h>
      <text:p text:style-name="Preformatted_20_Text"/>
      <text:p text:style-name="P5"><text:span text:style-name="Source_20_Text">print(student["name"]) <text:s/># Output: Alice</text:span></text:p>
      <text:p text:style-name="Text_20_body">👉 What happens if the key doesn't exist?</text:p>
      <text:p text:style-name="Preformatted_20_Text"/>
      <text:p text:style-name="P5"><text:span text:style-name="Source_20_Text">print(student["grade"]) <text:s/># ERROR: KeyError</text:span></text:p>
      <text:h text:style-name="Heading_20_3" text:outline-level="3">2.3 ✅ Safer Way: <text:span text:style-name="Source_20_Text">.get()</text:span></text:h>
      <text:p text:style-name="Preformatted_20_Text">python</text:p>
      <text:p text:style-name="Preformatted_20_Text">CopyEdit</text:p>
      <text:p text:style-name="P5"><text:span text:style-name="Source_20_Text">print(student.get("grade", "Not assigned"))</text:span></text:p>
      <text:p text:style-name="Horizontal_20_Line"/>
      <text:h text:style-name="Heading_20_2" text:outline-level="2">🔁 PART 3: Modifying Dictionaries (15 min)</text:h>
      <text:h text:style-name="Heading_20_3" text:outline-level="3">3.1 ✅ Add/Update Entry</text:h>
      <text:p text:style-name="Preformatted_20_Text"/>
      <text:p text:style-name="P5"><text:span text:style-name="Source_20_Text">student["grade"] = "A"</text:span></text:p>
      <text:h text:style-name="Heading_20_3" text:outline-level="3">3.2 ❌ Delete Entry</text:h>
      <text:p text:style-name="Preformatted_20_Text"/>
      <text:p text:style-name="P5"><text:span text:style-name="Source_20_Text">del student["age"]</text:span></text:p>
      <text:h text:style-name="Heading_20_3" text:outline-level="3">3.3 🔑 Check if Key Exists</text:h>
      <text:p text:style-name="Preformatted_20_Text"/>
      <text:p text:style-name="P2"><text:span text:style-name="Source_20_Text">"name" in student <text:s text:c="3"/># True</text:span></text:p>
      <text:p text:style-name="P4"><text:span text:style-name="Source_20_Text">"grade" in student <text:s text:c="2"/># True</text:span></text:p>
      <text:h text:style-name="Heading_20_3" text:outline-level="3"><text:soft-page-break/>🧪 Quick Practice</text:h>
      <text:p text:style-name="Text_20_body"/>
      <text:p text:style-name="P2"><text:span text:style-name="Source_20_Text">info = {"city": "Nairobi", "country": "Kenya"}</text:span></text:p>
      <text:p text:style-name="P3"><text:span text:style-name="Source_20_Text"># Add population: 5 million</text:span></text:p>
      <text:p text:style-name="P4"><text:span text:style-name="Source_20_Text"># Check if 'country' exists</text:span></text:p>
      <text:p text:style-name="Horizontal_20_Line"/>
      <text:h text:style-name="Heading_20_2" text:outline-level="2">🔄 PART 4: Iterating Over Dictionaries (15 min)</text:h>
      <text:h text:style-name="Heading_20_3" text:outline-level="3">4.1 🧵 Loop through Keys</text:h>
      <text:p text:style-name="Preformatted_20_Text"/>
      <text:p text:style-name="P2"><text:span text:style-name="Source_20_Text">for key in student:</text:span></text:p>
      <text:p text:style-name="P4"><text:span text:style-name="Source_20_Text"><text:s text:c="4"/>print(key)</text:span></text:p>
      <text:h text:style-name="Heading_20_3" text:outline-level="3">4.2 🎯 Loop through Values</text:h>
      <text:p text:style-name="Preformatted_20_Text"/>
      <text:p text:style-name="P2"><text:span text:style-name="Source_20_Text">for value in student.values():</text:span></text:p>
      <text:p text:style-name="P4"><text:span text:style-name="Source_20_Text"><text:s text:c="4"/>print(value)</text:span></text:p>
      <text:h text:style-name="Heading_20_3" text:outline-level="3">4.3 🧲 Loop through Keys and Values</text:h>
      <text:p text:style-name="Preformatted_20_Text"/>
      <text:p text:style-name="P2"><text:span text:style-name="Source_20_Text">for key, value in student.items():</text:span></text:p>
      <text:p text:style-name="P4"><text:span text:style-name="Source_20_Text"><text:s text:c="4"/>print(key, "=&gt;", value)</text:span></text:p>
      <text:h text:style-name="Heading_20_3" text:outline-level="3">🧪 Try It</text:h>
      <text:p text:style-name="Preformatted_20_Text"/>
      <text:p text:style-name="P2"><text:span text:style-name="Source_20_Text">car = {"make": "Toyota", "model": "Corolla", "year": 2010}</text:span></text:p>
      <text:p text:style-name="P4"><text:span text:style-name="Source_20_Text"># Loop through all and print: "make: Toyota", etc.</text:span></text:p>
      <text:p text:style-name="Horizontal_20_Line"/>
      <text:h text:style-name="Heading_20_2" text:outline-level="2">🔄 PART 5: Dictionary Mutability (10 min)</text:h>
      <text:p text:style-name="Text_20_body">Dictionaries can be changed (mutable), like lists.</text:p>
      <text:p text:style-name="Preformatted_20_Text"/>
      <text:p text:style-name="P2"><text:span text:style-name="Source_20_Text">d = {"name": "Ali"}</text:span></text:p>
      <text:p text:style-name="P4"><text:span text:style-name="Source_20_Text">d["name"] = "Alice" <text:s/># Mutated!</text:span></text:p>
      <text:p text:style-name="Text_20_body">But keys must be <text:span text:style-name="Strong_20_Emphasis">immutable</text:span> (can't change).<text:line-break/>❌ <text:span text:style-name="Source_20_Text">list</text:span> and <text:span text:style-name="Source_20_Text">dict</text:span> can’t be keys<text:line-break/>✅ <text:span text:style-name="Source_20_Text">int</text:span>, <text:span text:style-name="Source_20_Text">str</text:span>, <text:span text:style-name="Source_20_Text">tuple</text:span> can be used as keys</text:p>
      <text:p text:style-name="Horizontal_20_Line"/>
      <text:h text:style-name="Heading_20_2" text:outline-level="2"><text:soft-page-break/>🧰 PART 6: Useful Dictionary Methods (20 min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.get(key, default)</text:span></text:p>
          </table:table-cell>
          <table:table-cell table:style-name="Table2.A1" office:value-type="string">
            <text:p text:style-name="Table_20_Contents">Returns value or default</text:p>
          </table:table-cell>
        </table:table-row>
        <table:table-row>
          <table:table-cell table:style-name="Table2.A1" office:value-type="string">
            <text:p text:style-name="Table_20_Contents"><text:span text:style-name="Source_20_Text">.setdefault(key, default)</text:span></text:p>
          </table:table-cell>
          <table:table-cell table:style-name="Table2.A1" office:value-type="string">
            <text:p text:style-name="Table_20_Contents">Sets default if key doesn’t exist</text:p>
          </table:table-cell>
        </table:table-row>
        <table:table-row>
          <table:table-cell table:style-name="Table2.A1" office:value-type="string">
            <text:p text:style-name="Table_20_Contents"><text:span text:style-name="Source_20_Text">.keys()</text:span></text:p>
          </table:table-cell>
          <table:table-cell table:style-name="Table2.A1" office:value-type="string">
            <text:p text:style-name="Table_20_Contents">List of keys</text:p>
          </table:table-cell>
        </table:table-row>
        <table:table-row>
          <table:table-cell table:style-name="Table2.A1" office:value-type="string">
            <text:p text:style-name="Table_20_Contents"><text:span text:style-name="Source_20_Text">.values()</text:span></text:p>
          </table:table-cell>
          <table:table-cell table:style-name="Table2.A1" office:value-type="string">
            <text:p text:style-name="Table_20_Contents">List of valu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.items()</text:span></text:p>
          </table:table-cell>
          <table:table-cell table:style-name="Table2.A1" office:value-type="string">
            <text:p text:style-name="Table_20_Contents">List of (key, value) pairs</text:p>
          </table:table-cell>
        </table:table-row>
      </table:table>
      <text:p text:style-name="Preformatted_20_Text"/>
      <text:p text:style-name="P5"><text:span text:style-name="Source_20_Text">student.setdefault("grade", "B")</text:span></text:p>
      <text:p text:style-name="Horizontal_20_Line"/>
      <text:h text:style-name="Heading_20_2" text:outline-level="2">💻 PART 7: Hands-On Labs (30 min)</text:h>
      <text:h text:style-name="Heading_20_3" text:outline-level="3">🧪 Lab 1: Word Frequency Counter</text:h>
      <text:p text:style-name="Preformatted_20_Text"/>
      <text:p text:style-name="P2"><text:span text:style-name="Source_20_Text">text = "hello hello world"</text:span></text:p>
      <text:p text:style-name="P3"><text:span text:style-name="Source_20_Text">word_count = {}</text:span></text:p>
      <text:p text:style-name="P3"><text:span text:style-name="Source_20_Text">for word in text.split():</text:span></text:p>
      <text:p text:style-name="P3"><text:span text:style-name="Source_20_Text"><text:s text:c="4"/>word_count[word] = word_count.get(word, 0) + 1</text:span></text:p>
      <text:p text:style-name="P4"><text:span text:style-name="Source_20_Text">print(word_count) <text:s/># {'hello': 2, 'world': 1}</text:span></text:p>
      <text:p text:style-name="Horizontal_20_Line"/>
      <text:h text:style-name="Heading_20_3" text:outline-level="3">🧪 Lab 2: Grading System</text:h>
      <text:p text:style-name="Preformatted_20_Text"/>
      <text:p text:style-name="P2"><text:span text:style-name="Source_20_Text">grades = {</text:span></text:p>
      <text:p text:style-name="P3"><text:span text:style-name="Source_20_Text"><text:s text:c="4"/>"Alice": "A",</text:span></text:p>
      <text:p text:style-name="P3"><text:span text:style-name="Source_20_Text"><text:s text:c="4"/>"Bob": "B",</text:span></text:p>
      <text:p text:style-name="P3"><text:span text:style-name="Source_20_Text"><text:s text:c="4"/>"Charlie": "A"</text:span></text:p>
      <text:p text:style-name="P3"><text:span text:style-name="Source_20_Text">}</text:span></text:p>
      <text:p text:style-name="P3"><text:span text:style-name="Source_20_Text">students = ["Alice", "Charlie"]</text:span></text:p>
      <text:p text:style-name="P3"><text:span text:style-name="Source_20_Text">for s in students:</text:span></text:p>
      <text:p text:style-name="P4"><text:span text:style-name="Source_20_Text"><text:s text:c="4"/>print(f"{s} got grade {grades.get(s, 'N/A')}")</text:span></text:p>
      <text:p text:style-name="Horizontal_20_Line"/>
      <text:h text:style-name="P6" text:outline-level="3">🧪 Lab 3: Chess Board</text:h>
      <text:p text:style-name="P2"><text:span text:style-name="Source_20_Text">chess = {</text:span></text:p>
      <text:p text:style-name="P3"><text:span text:style-name="Source_20_Text"><text:s text:c="4"/>"a1": "wR", "b1": "wN", "e8": "bK"</text:span></text:p>
      <text:p text:style-name="P3"><text:span text:style-name="Source_20_Text">}</text:span></text:p>
      <text:p text:style-name="P4"><text:span text:style-name="Source_20_Text">print(chess.get("e8")) <text:s/># bK</text:span></text:p>
      <text:p text:style-name="Horizontal_20_Line"/>
      <text:h text:style-name="P6" text:outline-level="3"><text:soft-page-break/>🧪 </text:h>
      <text:h text:style-name="P6" text:outline-level="3">Lab 4: Track Inventory</text:h>
      <text:p text:style-name="Preformatted_20_Text"/>
      <text:p text:style-name="P2"><text:span text:style-name="Source_20_Text">inventory = {"apple": 2, "banana": 3}</text:span></text:p>
      <text:p text:style-name="P3"><text:span text:style-name="Source_20_Text">loot = ["apple", "apple", "orange"]</text:span></text:p>
      <text:p text:style-name="P3"><text:span text:style-name="Source_20_Text">for item in loot:</text:span></text:p>
      <text:p text:style-name="P3"><text:span text:style-name="Source_20_Text"><text:s text:c="4"/>inventory[item] = inventory.get(item, 0) + 1</text:span></text:p>
      <text:p text:style-name="P4"><text:span text:style-name="Source_20_Text">print(inventory)</text:span></text:p>
      <text:p text:style-name="Horizontal_20_Line"/>
      <text:h text:style-name="Heading_20_2" text:outline-level="2">🧠 PART 8: Real-World Applications (10 min)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Use Case</text:p>
            </table:table-cell>
          </table:table-row>
        </table:table-header-rows>
        <table:table-row>
          <table:table-cell table:style-name="Table3.A1" office:value-type="string">
            <text:p text:style-name="Table_20_Contents">Data Science</text:p>
          </table:table-cell>
          <table:table-cell table:style-name="Table3.A1" office:value-type="string">
            <text:p text:style-name="Table_20_Contents">Store user statistics, frequency tables</text:p>
          </table:table-cell>
        </table:table-row>
        <table:table-row>
          <table:table-cell table:style-name="Table3.A1" office:value-type="string">
            <text:p text:style-name="Table_20_Contents">Web Development</text:p>
          </table:table-cell>
          <table:table-cell table:style-name="Table3.A1" office:value-type="string">
            <text:p text:style-name="Table_20_Contents">JSON APIs use dictionaries for data</text:p>
          </table:table-cell>
        </table:table-row>
        <table:table-row>
          <table:table-cell table:style-name="Table3.A1" office:value-type="string">
            <text:p text:style-name="Table_20_Contents">Game Dev</text:p>
          </table:table-cell>
          <table:table-cell table:style-name="Table3.A1" office:value-type="string">
            <text:p text:style-name="Table_20_Contents">Game state tracking, inventory</text:p>
          </table:table-cell>
        </table:table-row>
        <table:table-row>
          <table:table-cell table:style-name="Table3.A1" office:value-type="string">
            <text:p text:style-name="Table_20_Contents">AI/ML</text:p>
          </table:table-cell>
          <table:table-cell table:style-name="Table3.A1" office:value-type="string">
            <text:p text:style-name="Table_20_Contents">Hyperparameter dictionaries</text:p>
          </table:table-cell>
        </table:table-row>
        <table:table-row>
          <table:table-cell table:style-name="Table3.A1" office:value-type="string">
            <text:p text:style-name="Table_20_Contents">School System</text:p>
          </table:table-cell>
          <table:table-cell table:style-name="Table3.A1" office:value-type="string">
            <text:p text:style-name="Table_20_Contents">Map students to marks, attendance</text:p>
          </table:table-cell>
        </table:table-row>
      </table:table>
      <text:p text:style-name="Horizontal_20_Line"/>
      <text:p text:style-name="Horizontal_20_Line"/>
      <text:h text:style-name="Heading_20_2" text:outline-level="2">✅ Summary (5 min)</text:h>
      <text:list text:style-name="L2">
        <text:list-item>
          <text:p text:style-name="P7">Dictionaries are key-value stores, ideal for organizing structured data.</text:p>
        </text:list-item>
        <text:list-item>
          <text:p text:style-name="P7">They're <text:span text:style-name="Strong_20_Emphasis">unordered</text:span>, <text:span text:style-name="Strong_20_Emphasis">mutable</text:span>, and very <text:span text:style-name="Strong_20_Emphasis">flexible</text:span>.</text:p>
        </text:list-item>
        <text:list-item>
          <text:p text:style-name="P7">Use them in loops, with <text:span text:style-name="Source_20_Text">.get()</text:span>, <text:span text:style-name="Source_20_Text">.setdefault()</text:span>, and to model <text:span text:style-name="Strong_20_Emphasis">real-world systems</text:span>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2:11:45.813551100</meta:creation-date>
    <dc:date>2025-07-04T14:25:33.756930277</dc:date>
    <meta:editing-duration>PT12M9S</meta:editing-duration>
    <meta:editing-cycles>2</meta:editing-cycles>
    <meta:generator>LibreOffice/24.8.7.2$Linux_X86_64 LibreOffice_project/480$Build-2</meta:generator>
    <meta:document-statistic meta:table-count="3" meta:image-count="0" meta:object-count="0" meta:page-count="5" meta:paragraph-count="127" meta:word-count="568" meta:character-count="3552" meta:non-whitespace-character-count="3059"/>
  </office:meta>
</office:document-meta>
</file>